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4AB52E0ABDC16F7.jpg" manifest:media-type="image/jpeg"/>
  <manifest:file-entry manifest:full-path="Pictures/10000000000003010000003FC024BD530C1B1B1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07cf4b1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07e9653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rsid="0065bb0c" officeooo:paragraph-rsid="007cf4b1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0825d2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9" style:family="paragraph" style:parent-style-name="Standard">
      <style:paragraph-properties fo:break-before="page"/>
      <style:text-properties style:font-name="Great Vibes" fo:font-size="42pt" fo:language="es" fo:country="ES" officeooo:rsid="0029ad37" officeooo:paragraph-rsid="0029ad37" style:font-size-asian="42pt" style:font-size-complex="42pt"/>
    </style:style>
    <style:style style:name="P10" style:family="paragraph" style:parent-style-name="Footnote" style:master-page-name="Standard">
      <loext:graphic-properties draw:fill-gradient-name="gradient" draw:fill-hatch-name="hatch"/>
      <style:paragraph-properties style:page-number="26" fo:break-before="auto" fo:break-after="auto"/>
    </style:style>
    <style:style style:name="P11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12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15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P1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Great Vibes" fo:font-size="36pt" officeooo:rsid="0065bb0c" style:font-size-asian="36pt" style:font-size-complex="36pt"/>
    </style:style>
    <style:style style:name="T2" style:family="text">
      <style:text-properties style:font-name="Great Vibes" fo:font-size="36pt" officeooo:rsid="007e9653" style:font-size-asian="36pt" style:font-size-complex="36pt"/>
    </style:style>
    <style:style style:name="T3" style:family="text">
      <style:text-properties officeooo:rsid="0065bb0c"/>
    </style:style>
    <style:style style:name="T4" style:family="text">
      <style:text-properties officeooo:rsid="007e9653"/>
    </style:style>
    <style:style style:name="T5" style:family="text">
      <style:text-properties officeooo:rsid="00825d29"/>
    </style:style>
    <style:style style:name="T6" style:family="text">
      <style:text-properties style:font-name="Great Vibes1" fo:font-size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0"><draw:frame text:anchor-type="paragraph" draw:z-index="0" draw:name="Text Frame 1" draw:style-name="gr2" draw:text-style-name="P14" svg:width="5.8858in" svg:height="0.4886in" svg:x="0.0626in" svg:y="0.4465in"><draw:text-box><text:p text:style-name="P13"><text:span text:style-name="T6">Capitulo 5: Eficiencia</text:span></text:p></draw:text-box></draw:frame><draw:frame text:anchor-type="paragraph" draw:z-index="1" draw:name="Text Frame 2" draw:style-name="gr4" draw:text-style-name="P17" svg:width="5.9969in" svg:height="3.4307in" svg:x="0.0161in" svg:y="4.7465in"><draw:text-box><text:p text:style-name="P16"><text:span text:style-name="T7">“</text:span><text:span text:style-name="T7">Frase introductoria.”</text:span></text:p></draw:text-box></draw:frame></text:p>
      <text:p text:style-name="P9"><draw:frame text:anchor-type="paragraph" draw:z-index="2" draw:name="Text Frame 4" draw:style-name="gr3" draw:text-style-name="P15" svg:width="5.9276in" svg:height="6.0622in" svg:x="0.0311in" svg:y="0.9228in"><draw:text-box><text:p/></draw:text-box></draw:frame></text:p>
      <text:p text:style-name="P6"><text:tab/></text:p>
      <text:p text:style-name="P4"/>
      <text:p text:style-name="P4"><draw:frame text:anchor-type="paragraph" draw:z-index="3" draw:name="Text Frame 3" draw:style-name="gr2" draw:text-style-name="P14" svg:width="5.8858in" svg:height="0.4886in" svg:x="0.0626in" svg:y="-0.2098in"><draw:text-box><text:p text:style-name="P13"><text:span text:style-name="T6">Introduccion</text:span></text:p></draw:text-box></draw:frame></text:p>
      <text:p text:style-name="P4"/>
      <text:p text:style-name="P4"/>
      <text:p text:style-name="P4"/>
      <text:p text:style-name="P4"><text:span text:style-name="T2"><text:tab/></text:span><text:span text:style-name="T1">A</text:span><text:span text:style-name="T3"> lo largo de los próximos capítulos, desarrollaremos un computador y lo pondremos a prueba.</text:span></text:p>
      <text:p text:style-name="P3"><text:span text:style-name="T4">Lo utilizaremos para realizar</text:span> un experimento que nos ayudara a entender un poco mejor lo que nosotros somos.</text:p>
      <text:p text:style-name="P3">Y espero que, nos ayude a desvelar algunos de los muchos misterios que rodean a la vida.</text:p>
      <text:p text:style-name="P3"/>
      <text:p text:style-name="P3"><draw:frame text:anchor-type="paragraph" draw:z-index="4" draw:name="Text Frame 5" draw:style-name="gr1" draw:text-style-name="P12" svg:width="5.9276in" svg:height="0.2406in" svg:x="0.0717in" svg:y="0.2008in"><draw:text-box><text:p/></draw:text-box></draw:frame></text:p>
      <text:p text:style-name="P3"/>
      <text:section text:style-name="Sect1" text:name="Section1">
        <text:p text:style-name="P5">El modelo de computador que voy a proponer no es electrónico como aquellos que utilizamos a diario<text:span text:style-name="T4">.</text:span></text:p>
        <text:p text:style-name="P5"/>
        <text:p text:style-name="P7"><text:span text:style-name="T4">P</text:span>odemos decir que se trata de un computador "biológico", </text:p>
        <text:p text:style-name="P7"><text:span text:style-name="T5"><text:tab/></text:span>ya que la maquina esta viva.</text:p>
      </text:section>
      <text:p text:style-name="P5"/>
      <text:p text:style-name="P5"/>
      <text:p text:style-name="P5"><draw:frame text:anchor-type="paragraph" draw:z-index="5" draw:name="Text Frame 6" draw:style-name="gr1" draw:text-style-name="P12" svg:width="5.9276in" svg:height="0.2406in" svg:x="0.0425in" svg:y="0.0189in"><draw:text-box><text:p/></draw:text-box></draw:frame></text:p>
      <text:p text:style-name="P5"/>
      <text:p text:style-name="P5"/>
      <text:p text:style-name="P3">Y aunque no disponemos de los recursos necesarios para crear vida en el laboratorio, podremos simularlo con abstracciones matemáticas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En este capitulo hablaremos de eficiencia.</text:p>
      <text:p text:style-name="P3"/>
      <text:p text:style-name="P3"/>
      <text:p text:style-name="P3">No todos los computadores son iguales.</text:p>
      <text:p text:style-name="P3">Ciertos detalles los hacen diferentes unos de otros, como por ejemplo, la capacidad para abordar problemas de mayor complejidad, o de realizar un mayor numero de operaciones por unidad de tiempo, o quizás la habilidad de consumir menos recursos para realizar el mismo trabajo.</text:p>
      <text:p text:style-name="P3">Estas son solo algunas de las posibles diferencias.</text:p>
      <text:p text:style-name="P3"/>
      <text:p text:style-name="P3">También encontraremos diferencias entre los métodos que un computador podría utilizar para resolver un mismo problema.</text:p>
      <text:p text:style-name="P3">Un mismo problema puede ser abordado de diferentes formas, utilizando distintos procedimientos.</text:p>
      <text:p text:style-name="P3"/>
      <text:p text:style-name="P3">De modo que, tanto entre los computadores, asi como entre los procedimientos que estos utilizan para resolver problemas, existe una gran variedad, y pueden ser medidos y comparados.</text:p>
      <text:p text:style-name="P3"/>
      <text:p text:style-name="P3"/>
      <text:p text:style-name="P3">En este capitulo, nos proponemos obtener una medida de <text:s/></text:p>
      <text:p text:style-name="P3">la "Eficiencia algorítmica"</text:p>
      <text:p text:style-name="P3">del sistema computacional basado en criaturas vivientes que hemos utilizado en el experimento del capitulo anterior.</text:p>
      <text:p text:style-name="P3">Podremos establecer una medida aproximada de la eficiencia del sistema razonando sobre los hechos que hemos podido observar.</text:p>
      <text:p text:style-name="P3"/>
      <text:p text:style-name="P3">Utilizando 2 algoritmos diferentes para resolver un mismo problema, diremos que un algoritmo es mas eficiente que otro cuando encuentra la solución al problema con un menor numero de operaciones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---------------------</text:p>
      <text:p text:style-name="P3"/>
      <text:p text:style-name="P3">Algoritmos diferentes:</text:p>
      <text:p text:style-name="P3"/>
      <text:p text:style-name="P3">Un algoritmo es la descripción de el procedimiento utilizado para resolver un problema.</text:p>
      <text:p text:style-name="P3">O dicho de otra forma, es la secuencia de operaciones que deben realizarse para alcanzar el resultado deseado.</text:p>
      <text:p text:style-name="P3"/>
      <text:p text:style-name="P3">Por ejemplo, si quisiéramos ordenar una baraja de naipes, como podríamos hacerlo ?</text:p>
      <text:p text:style-name="P3">Es posible que diferentes personas propongan diferentes formas de conseguir el mismo resultado.</text:p>
      <text:p text:style-name="P3"/>
      <text:p text:style-name="P3">Y siendo los métodos diferentes, es posible también que, algunos métodos consigan el resultado con un esfuerzo menor que otros.</text:p>
      <text:p text:style-name="P3">Ante la posibilidad de hacer el trabajo de formas diferentes, preferiremos el algoritmo que consiga el objetivo de la forma mas eficiente.</text:p>
      <text:p text:style-name="P3">Realizar el trabajo con un menor numero de operaciones se traduce en un menor consumo de recursos, y en especial, tiempo y energía.</text:p>
      <text:p text:style-name="P3"/>
      <text:p text:style-name="P3">Para ver de forma practica como podemos medir y comparar la eficiencia de algoritmos diferentes, veamos como ejemplo 2 formas de ordenar una baraja.</text:p>
      <text:p text:style-name="P3"/>
      <text:p text:style-name="P3">-------------------------------</text:p>
      <text:p text:style-name="P3"/>
      <text:p text:style-name="P3"/>
      <text:p text:style-name="P3">Como ordenar una baraja:</text:p>
      <text:p text:style-name="P3"/>
      <text:p text:style-name="P3">Método 1:</text:p>
      <text:p text:style-name="P3"/>
      <text:p text:style-name="P3">reviso toda la baraja comparando naipe a naipe con el objetivo de encontrar el de menor valor.</text:p>
      <text:p text:style-name="P3">después de haber revisado toda la baraja habré localizado el de menor valor y lo separo de la baraja colocandolo en una pila que llamare "pila ordenada".</text:p>
      <text:p text:style-name="P3">Al resto de la baraja le llamare "pila desordenada".</text:p>
      <text:p text:style-name="P3">Ahora tengo la baraja separada en dos pilas.</text:p>
      <text:p text:style-name="P3"><text:soft-page-break/>La pila ordenada que contiene un naipe.</text:p>
      <text:p text:style-name="P3">Y la pila desordenada que contiene toda la baraja menos un naipe.</text:p>
      <text:p text:style-name="P3"/>
      <text:p text:style-name="P3">Ahora, reviso la pila desordenada otra vez, de principio a fin, comparando naipe a naipe, buscando nuevamente el de menor valor.</text:p>
      <text:p text:style-name="P3">después de haber revisado toda la pila separo el naipe de menor valor y lo coloco en la pila ordenada.</text:p>
      <text:p text:style-name="P3"/>
      <text:p text:style-name="P3">Ahora la pila ordenada contiene dos naipes, y la pila desordenadas contiene toda la baraja menos dos naipes.</text:p>
      <text:p text:style-name="P3"/>
      <text:p text:style-name="P3">Vuelvo a revisar la pila desordenada, de principio a fin, para extraer el tercer naipe de menor valor.</text:p>
      <text:p text:style-name="P3">Y repetiré el mismo procedimiento una y otra vez hasta que ya no queden naipes en la pila desordenada.</text:p>
      <text:p text:style-name="P3"/>
      <text:p text:style-name="P3">Entonces, toda la baraja estará en la pila ordenada, y los naipes estarán ordenados de menor a mayor.</text:p>
      <text:p text:style-name="P3"/>
      <text:p text:style-name="P3"/>
      <text:p text:style-name="P3"/>
      <text:p text:style-name="P3">Método 2:</text:p>
      <text:p text:style-name="P3"/>
      <text:p text:style-name="P3">antes de empezar, preparo espacio sobre la mesa para cada naipe en una cuadricula.</text:p>
      <text:p text:style-name="P3">Así, cada naipe de la baraja tiene un lugar reservado sobre la mesa, que ahora esta vacío.</text:p>
      <text:p text:style-name="P3">Una vez hecho esto, </text:p>
      <text:p text:style-name="P3">levanto el primer naipe de la baraja, digamos que es el cinco de diamantes, y lo coloco sobre la mesa, en la cuadricula, en el espacio reservado para el cinco de diamantes.</text:p>
      <text:p text:style-name="P3">Y repito el procedimiento.</text:p>
      <text:p text:style-name="P3">Levanto el primer naipe de la baraja, digamos que es el tres de tréboles, y lo coloco sobre la mesa, en la cuadricula, en el espacio reservado para el tres de tréboles.</text:p>
      <text:p text:style-name="P3">Y repetiré el mismo procedimiento con todos los naipes hasta que no quede ninguno en la baraja.</text:p>
      <text:p text:style-name="P3"><text:soft-page-break/></text:p>
      <text:p text:style-name="P3">Entonces toda la baraja estará sobre la mesa, en la cuadricula, ordenada.</text:p>
      <text:p text:style-name="P3"/>
      <text:p text:style-name="P3"/>
      <text:p text:style-name="P3"/>
      <text:p text:style-name="P3">-------------------------</text:p>
      <text:p text:style-name="P3"/>
      <text:p text:style-name="P3">Numero de operaciones:</text:p>
      <text:p text:style-name="P3"/>
      <text:p text:style-name="P3"/>
      <text:p text:style-name="P3">Veamos ahora cuantas operaciones han tenido que realizar estos dos métodos, aproximadamente, para ordenar la baraja.</text:p>
      <text:p text:style-name="P3"/>
      <text:p text:style-name="P3">Método 1:</text:p>
      <text:p text:style-name="P3"/>
      <text:p text:style-name="P3">el primer algoritmo, revisa cuidadosamente la baraja comparando uno a uno todas los naipes para extraer el de menor valor.</text:p>
      <text:p text:style-name="P3">si la baraja tiene 50 naipes, se habrán realizado 50 comparaciones.</text:p>
      <text:p text:style-name="P3">después de realizar 50 comparaciones tenemos 1 naipe ordenado, y 49 sin ordenar.</text:p>
      <text:p text:style-name="P3">Para extraer el segundo naipe de menor valor repetiremos el procedimiento anterior con los 49 naipes que todavía están sin ordenar, y eso requerirá otras 49 comparaciones.</text:p>
      <text:p text:style-name="P3">repetiremos el procedimiento para extraer el tercer naipe con los 48 todavía sin ordenar, y esto requerirá otras 48 comparaciones,</text:p>
      <text:p text:style-name="P3">repetiremos el mismo procedimiento una y otra vez hasta que no queden naipes sin ordenar.</text:p>
      <text:p text:style-name="P3">cuantas comparaciones habrán sido necesarias ?</text:p>
      <text:p text:style-name="P3">50 + (50 - 1) + (50 - 2) + (50 - 3) + (50 - 4) + ... + (50 - 49)</text:p>
      <text:p text:style-name="P3"/>
      <text:p text:style-name="P3">si al numero de elementos que queremos ordenar le llamamos 'N', en este caso N=50, el numero de operaciones necesarias serán</text:p>
      <text:p text:style-name="P3">aproximadamente N * (N-1)</text:p>
      <text:p text:style-name="P3">Podemos decir, por lo tanto, que el coste de ejecutar este algoritmo es de "el orden de" N cuadrado.</text:p>
      <text:p text:style-name="P3"/>
      <text:p text:style-name="P3"/>
      <text:p text:style-name="P3"><text:soft-page-break/>Método 2:</text:p>
      <text:p text:style-name="P3"/>
      <text:p text:style-name="P3">Empezamos reservando espacio para cada naipe en una cuadricula.</text:p>
      <text:p text:style-name="P3">Extraemos un naipe de la baraja y lo colocamos en el lugar que tiene reservado en la cuadricula.</text:p>
      <text:p text:style-name="P3">Lo mismo hacemos con el segundo y con todos los demás.</text:p>
      <text:p text:style-name="P3"/>
      <text:p text:style-name="P3">cuantas operaciones son necesarias para ordenar la baraja ?</text:p>
      <text:p text:style-name="P3">una operación por naipe.</text:p>
      <text:p text:style-name="P3">si el numero de naipes es N, entonces el numero de operaciones sera del orden de N.</text:p>
      <text:p text:style-name="P3"/>
      <text:p text:style-name="P3"/>
      <text:p text:style-name="P3">--------------------------</text:p>
      <text:p text:style-name="P3"/>
      <text:p text:style-name="P3"/>
      <text:p text:style-name="P3">Cual es el mejor ?</text:p>
      <text:p text:style-name="P3"/>
      <text:p text:style-name="P3"/>
      <text:p text:style-name="P3">Ahora que tenemos una medida del numero de operaciones que ambos algoritmos necesitan para conseguir el objetivo podemos compararlos.</text:p>
      <text:p text:style-name="P3"/>
      <text:p text:style-name="P3">el primero es del orden de N cuadrado, o N por N.</text:p>
      <text:p text:style-name="P3">el segundo es del orden de N.</text:p>
      <text:p text:style-name="P3"/>
      <text:p text:style-name="P3">el segundo algoritmo hace el trabajo con menos operaciones, y por lo tanto es mas eficiente.</text:p>
      <text:p text:style-name="P3"/>
      <text:p text:style-name="P3"/>
      <text:p text:style-name="P3">--------------------</text:p>
      <text:p text:style-name="P3"/>
      <text:p text:style-name="P3"/>
      <text:p text:style-name="P3"/>
      <text:p text:style-name="P3">Volvamos ahora al sistema que estamos analizando, la maquina viviente:</text:p>
      <text:p text:style-name="P3"/>
      <text:p text:style-name="P3"/>
      <text:p text:style-name="P3">Ahora que hemos visto como pueden compararse 2 métodos, </text:p>
      <text:p text:style-name="P3"><text:soft-page-break/>volvamos al sistema inteligente formado por seres vivientes</text:p>
      <text:p text:style-name="P3">y veamos el Método que ha utilizado en términos de eficiencia algorítmica.</text:p>
      <text:p text:style-name="P3"/>
      <text:p text:style-name="P3">Como es de eficiente ?</text:p>
      <text:p text:style-name="P3">Cuantas operaciones necesita para alcanzar el objetivo ?</text:p>
      <text:p text:style-name="P3">Existen algoritmos que encuentren la solución con menos operaciones ?</text:p>
      <text:p text:style-name="P3">Podríamos sugerir cambios en el procedimiento para mejorar su eficiencia ?</text:p>
      <text:p text:style-name="P3"/>
      <text:p text:style-name="P3">Para responder a estas preguntas revisemos el experimento del capitulo anterior.</text:p>
      <text:p text:style-name="P3"/>
      <text:p text:style-name="P3">---------------------</text:p>
      <text:p text:style-name="P3"/>
      <text:p text:style-name="P3">Resumo las características del problema del ejemplo:</text:p>
      <text:p text:style-name="P3"/>
      <text:p text:style-name="P3">El tablero representa un laberinto, con una entrada y una salida.</text:p>
      <text:p text:style-name="P3">Sobre el tablero tenemos una única ficha.</text:p>
      <text:p text:style-name="P3">El objetivo del juego es llevar la ficha desde la entrada hasta la salida.</text:p>
      <text:p text:style-name="P3">La ficha puede desplazarse a una distancia de una única casilla con cada jugada, y este es el único movimiento valido.</text:p>
      <text:p text:style-name="P3">Y lo que queremos saber es, </text:p>
      <text:p text:style-name="P3">cual es el camino que la ficha debe recorrer para ir desde la entrada hasta la salida ?</text:p>
      <text:p text:style-name="P3"/>
      <text:p text:style-name="P3">La entrada la hemos situado en la casilla 'A1', y la salida en la casilla 'H8'</text:p>
      <text:p text:style-name="P3"/>
      <text:p text:style-name="P3">La distancia que separa la entrada de la salida es de 7 casillas.</text:p>
      <text:p text:style-name="P3"/>
      <text:p text:style-name="P3">(dibujo)</text:p>
      <text:p text:style-name="P3"/>
      <text:p text:style-name="P3"/>
      <text:p text:style-name="P3">La ficha solo puede moverse una casilla cada vez, por lo tanto, no sera posible alcanzar la salida con menos de 7 movimientos.</text:p>
      <text:p text:style-name="P3">7 movimientos como mínimo, en el caso de que encuentre el camino mas corto, </text:p>
      <text:p text:style-name="P3">pero pueden ser mas, dependiendo del Método que utilice para explorar el tablero.</text:p>
      <text:p text:style-name="P3"/>
      <text:p text:style-name="P3"><text:soft-page-break/>(dibujo)</text:p>
      <text:p text:style-name="P3"/>
      <text:p text:style-name="P3"/>
      <text:p text:style-name="P3">No pueden ser menos porque una jugada valida desplaza la ficha a una distancia de 1 casilla, de modo que, desplazarse 7 casillas requerirá 7 movimientos o mas.</text:p>
      <text:p text:style-name="P3"/>
      <text:p text:style-name="P3">----------------------</text:p>
      <text:p text:style-name="P3"/>
      <text:p text:style-name="P3">Recordemos ahora como ha sido resuelto el problema:</text:p>
      <text:p text:style-name="P3"/>
      <text:p text:style-name="P3"/>
      <text:p text:style-name="P3">Hemos creado un individuo, el primero de su especie, representando el estado inicial del problema.</text:p>
      <text:p text:style-name="P3">Un tablero con una ficha colocada en la entrada del laberinto, 'A1'.</text:p>
      <text:p text:style-name="P3">Todos los individuos de esta especie, cumplirán con un ciclo de vida que consiste en, </text:p>
      <text:p text:style-name="P3">nacer, reproducirse y morir.</text:p>
      <text:p text:style-name="P3"/>
      <text:p text:style-name="P3">Cuando hemos dotado de vida a este primer individuo, el ha llevado a cabo las etapas de su ciclo de vida.</text:p>
      <text:p text:style-name="P3">Se ha reproducido, generando todos los hijos posibles, e inmediatamente después ha muerto, eliminándose del sistema.</text:p>
      <text:p text:style-name="P3">Al cumplir con su ciclo de vida, ha iniciado un proceso mas complejo, que va mas allá de su propia existencia, y que continuara aun cuando el ya no forma parte del sistema.</text:p>
      <text:p text:style-name="P3">El proceso que ha desencadenado con su existencia le sobrevivirá.</text:p>
      <text:p text:style-name="P3"/>
      <text:p text:style-name="P3"/>
      <text:p text:style-name="P3">Y ha sucedido lo siguiente,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---------------</text:p>
      <text:p text:style-name="P3"/>
      <text:p text:style-name="P3"/>
      <text:p text:style-name="P3"/>
      <text:p text:style-name="P3">(dibujos)</text:p>
      <text:p text:style-name="P3"/>
      <text:p text:style-name="P3"/>
      <text:p text:style-name="P3"/>
      <text:p text:style-name="P3">------------------------------------------------</text:p>
      <text:p text:style-name="P3"/>
      <text:p text:style-name="P3">El sistema ha encontrado la respuesta después de 7 generaciones.</text:p>
      <text:p text:style-name="P3">El sistema avanza un paso en el proceso en cada generación.</text:p>
      <text:p text:style-name="P3"/>
      <text:p text:style-name="P3">Y con cada generación, </text:p>
      <text:p text:style-name="P3">avanza un paso en la dirección correcta.</text:p>
      <text:p text:style-name="P3">No se pierde, no duda, no se equivoca.</text:p>
      <text:p text:style-name="P3">Se mueve hacia el objetivo como si supiera adonde se encuentra desde el principio.</text:p>
      <text:p text:style-name="P3"/>
      <text:p text:style-name="P3">Con cada paso, avanza hacia el objetivo,</text:p>
      <text:p text:style-name="P3">por el camino mas corto.</text:p>
      <text:p text:style-name="P3"/>
      <text:p text:style-name="P3"/>
      <text:p text:style-name="P3">Hemos establecido que son necesarios al menos 7 pasos para alcanzar la salida,</text:p>
      <text:p text:style-name="P3">ya que se encuentra a una distancia de 7 casillas y la ficha no puede moverse mas de 1 casilla en cada jugada.</text:p>
      <text:p text:style-name="P3"/>
      <text:p text:style-name="P3">De modo que,</text:p>
      <text:p text:style-name="P3">el sistema ha encontrado la respuesta con el <text:s/>mínimo numero de pasos necesarios.</text:p>
      <text:p text:style-name="P3"/>
      <text:p text:style-name="P3">Nos preguntábamos como podemos mejorar el procedimiento que utiliza el sistema para hacerlo mas eficiente.</text:p>
      <text:p text:style-name="P3">Y eso, simplemente no es posible.</text:p>
      <text:p text:style-name="P3"/>
      <text:p text:style-name="P3"><text:soft-page-break/>No sera posible mejorarlo.</text:p>
      <text:p text:style-name="P3">Jamas existirá un sistema mas eficiente que este, </text:p>
      <text:p text:style-name="P3">porque el problema no puede resolverse con un menor numero de operaciones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73_29_" draw:display-name="OIG%20(73)" xlink:href="Pictures/100000000000040000000400C4AB52E0ABDC16F7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39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3-12-27T20:07:57.747000000</dc:date>
    <meta:editing-duration>PT17H48M54S</meta:editing-duration>
    <meta:editing-cycles>170</meta:editing-cycles>
    <meta:generator>LibreOffice/7.3.5.2$Windows_X86_64 LibreOffice_project/184fe81b8c8c30d8b5082578aee2fed2ea847c01</meta:generator>
    <meta:document-statistic meta:table-count="0" meta:image-count="0" meta:object-count="0" meta:page-count="15" meta:paragraph-count="141" meta:word-count="1699" meta:character-count="10247" meta:non-whitespace-character-count="8674"/>
  </office:meta>
</office:document-meta>
</file>